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6" calcext:value-type="date">
            <text:p>2024/02/2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00/00/00</text:date>, <text:time style:data-style-name="N2" text:time-value="06:32:07.1159993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2T15:03:55.161631302</dc:date>
    <meta:editing-duration>P21DT12H8M1S</meta:editing-duration>
    <meta:editing-cycles>2090</meta:editing-cycles>
    <meta:document-statistic meta:table-count="2" meta:cell-count="3981" meta:object-count="0"/>
  </office:meta>
</office:document-meta>
</file>